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CARHUAYPIÑA PARIONA ERIC ELIA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CARHUAYPIÑA PARIONA, ERIC ELIA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4213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QUISPE CCURO, ORLAND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80361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9:05:2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